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290d" officeooo:paragraph-rsid="001d290d"/>
    </style:style>
    <style:style style:name="P2" style:family="paragraph" style:parent-style-name="Standard">
      <style:text-properties officeooo:rsid="001d81f3" officeooo:paragraph-rsid="001fe982"/>
    </style:style>
    <style:style style:name="P3" style:family="paragraph" style:parent-style-name="Standard">
      <style:text-properties officeooo:rsid="001e7382" officeooo:paragraph-rsid="001e7382"/>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e7382" officeooo:paragraph-rsid="001e7382" style:font-weight-asian="bold" style:font-weight-complex="bold"/>
    </style:style>
    <style:style style:name="P6" style:family="paragraph" style:parent-style-name="Standard">
      <style:text-properties fo:font-weight="bold" officeooo:rsid="001fe982" officeooo:paragraph-rsid="001fe982" style:font-weight-asian="bold" style:font-weight-complex="bold"/>
    </style:style>
    <style:style style:name="P7" style:family="paragraph" style:parent-style-name="Standard">
      <style:text-properties fo:font-weight="normal" officeooo:rsid="001e7382" officeooo:paragraph-rsid="001e7382" style:font-weight-asian="normal" style:font-weight-complex="normal"/>
    </style:style>
    <style:style style:name="P8" style:family="paragraph" style:parent-style-name="Standard">
      <style:text-properties fo:font-weight="normal" officeooo:rsid="001e91d5" officeooo:paragraph-rsid="001e91d5" style:font-weight-asian="normal" style:font-weight-complex="normal"/>
    </style:style>
    <style:style style:name="P9" style:family="paragraph" style:parent-style-name="Standard">
      <style:text-properties fo:font-weight="normal" officeooo:rsid="001fe982" officeooo:paragraph-rsid="001fe982" style:font-weight-asian="normal" style:font-weight-complex="normal"/>
    </style:style>
    <style:style style:name="P10" style:family="paragraph" style:parent-style-name="Standard">
      <style:text-properties fo:font-weight="normal" officeooo:rsid="001fe982" officeooo:paragraph-rsid="00263b37" style:font-weight-asian="normal" style:font-weight-complex="normal"/>
    </style:style>
    <style:style style:name="P11" style:family="paragraph" style:parent-style-name="Standard">
      <style:text-properties fo:font-weight="normal" officeooo:rsid="002698fe" officeooo:paragraph-rsid="002698fe" style:font-weight-asian="normal" style:font-weight-complex="normal"/>
    </style:style>
    <style:style style:name="T1" style:family="text">
      <style:text-properties officeooo:rsid="001d81f3"/>
    </style:style>
    <style:style style:name="T2" style:family="text">
      <style:text-properties officeooo:rsid="001e7382"/>
    </style:style>
    <style:style style:name="T3" style:family="text">
      <style:text-properties officeooo:rsid="001e91d5"/>
    </style:style>
    <style:style style:name="T4" style:family="text">
      <style:text-properties officeooo:rsid="001fe982"/>
    </style:style>
    <style:style style:name="T5" style:family="text">
      <style:text-properties officeooo:rsid="0020f6d6"/>
    </style:style>
    <style:style style:name="T6" style:family="text">
      <style:text-properties officeooo:rsid="0021fcc3"/>
    </style:style>
    <style:style style:name="T7" style:family="text">
      <style:text-properties officeooo:rsid="0024614c"/>
    </style:style>
    <style:style style:name="T8" style:family="text">
      <style:text-properties officeooo:rsid="00263b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are the issues you would want to investigate in diagnosing the condition of the current school system in Loravia?</text:p>
      <text:p text:style-name="Standard"/>
      <text:p text:style-name="P1">The current school system can be investigated in three different parts- namely, the student’s version, the teachers’ and administration’ version, and from a monetary and resource point of view.</text:p>
      <text:p text:style-name="P1">In investigating the student’s version, we can look at economic status, which families can afford to send their children to school, and which can provide them the adequate resources to pursue their education after school as well. The well off districts can be linked with better funding, better education and increased chances of their students doing well after their primary or secondary education is complete. The middle class districts can provide the children with good resources, and have an average chance of higher education. However, in the lower districts, we can associate schools with demotivated, overworked children and lack of proper funding and support from families. Furthermore, we can also survey the children to see which ones of them would pursue higher education and <text:span text:style-name="T1">that would help push the overall activities of the school.</text:span></text:p>
      <text:p text:style-name="P2">Now, coming to the teachers and administration’s perspective, we can look at the interaction between teachers and their co workers, as well as salaries and perks, <text:span text:style-name="T5">whhich would motivate them to work more for educating the children</text:span>. <text:span text:style-name="T5">How many students per teacher and how many classes they take. </text:span>If there is a clear cut syllabus that is updated timely, we can look at the methods of implementing that. Hence, an added investigation should be made into how regularly the syllabus is revised. Once in four years would help the school to reduce redundancy and help students get involved with modern problems and solutions. The staff must be selected to reflect the local needs, so an investigation into how much of an interaction the teacher has with her students and their families would help a lot. We could look at the relationship the school has with other schools in the same distict, since a healthy competition would help to increase student morale and boost overall holistic productivity of the school. Not only academic competitions, but also the number of sports and debates would reflect the overall <text:span text:style-name="T2">values of the school. If the school has tie-ups with organisations and how much of it recieves government funding. How many tests are taken for the children and if they measure purely academic skills or critical thinking and logical abilities too. Also, how periodically the teachers are tested, should also be a factor in estimating the overall performance of the school.</text:span></text:p>
      <text:p text:style-name="P2"><text:span text:style-name="T4">Now, for the monetary and resource point of view, we look into the overall expenditure of the school and if they are getting the proper funds to provide hands-on experience to the students. We look at the leadership structures of the schools and if there is a proper council to evaluate the school timely. The management should not be too rigid and should be implemented keeping the students as the priority, not merely keeping the grade up or delivering a certain gpa per student. Equity should be the name of the game here, not equality. The time that the teachers provide after school to help certain struggling students would factor in deeply to how they perform. The homework load can be taken into consideration, with the hours of homework per day taken as a feature. We can look into how many schools are there for each district and the student to school ratio. </text:span></text:p>
      <text:p text:style-name="P3"/>
      <text:p text:style-name="P5">The chart below shows some important education-related measures for Loravia, and also for some comparison countries. Three sets of comparison countries have been used. In the first set are some of Loravia’s neighboring countries in Eastern Europe. In the second set are some of the most developed economies in Europe. Finally, in the third set are some countries that have similar sized economies to Loravia on a per person basis (similar GDP per capita). What can you observe from this chart?</text:p>
      <text:p text:style-name="P5"/>
      <text:p text:style-name="P7">In the neighboring country C, the students per school is 800 taking that in consideration 20 students per teacher , number of teachers in Loravia is lesser in comparison. Since the teachers are more in number in comparison to Loravia , the assessment score of C is higher. </text:p>
      <text:p text:style-name="P7">The assessment score of Neighbor A is very less in comparison to Loravia because of the funds spent on the students by the government. On <text:span text:style-name="T7">the other hand, B has less funds than Loravia and the </text:span><text:soft-page-break/><text:span text:style-name="T7">same number of students as C and yet has a slight difference in the assessment score. Hence, we can note that there is not much of a relationship between neighbouring countries’ data and Loravia’s because of no pattern.</text:span></text:p>
      <text:p text:style-name="P7">Talking about the Developed countries, even if the student per school of A is same as that of <text:s/>Loravia, the government funding per student is high. Now comparing B and C, despite of less students per schoool, they get a lot of funding which reflects in the quality of education. Thereby, increasing the economic growth in comparison to others. <text:span text:style-name="T8">So, funding is a big factor in increasing the <text:s/>assessment score of the country. <text:s/></text:span></text:p>
      <text:p text:style-name="P7">Now, taking about similar <text:span text:style-name="T8">economies</text:span>, the no. of <text:s/>students per school and teacher ratio is same as that of Loravia. They have receive lesser funding by the government yet the assessment score is higher than Loravia may be because of the quality of education and measures taken in education system to improve and maintain the quality of students. <text:span text:style-name="T8">Quality seems to be a factor to be taken into consideration as well.</text:span></text:p>
      <text:p text:style-name="P7"/>
      <text:p text:style-name="P5"/>
      <text:p text:style-name="P5">One of the clients at the Loravian Department of Education mentions the example of neighbor country C, which outperforms all of Loravia's economic peers and neighbors in the international assessment. She believes that the more concentrated school structure in this country is a big reason for its better outcomes in the international assessment. She suggests that having larger, less fragmented schools allows for more effective selection and training of teachers, leading to improved education outcomes for the students. What would be the reduction in the total number of schools in Loravia if it were to reach the same average school size as neighbor country C? ● 15 percent of Loravia's population are currently <text:span text:style-name="T3">attending school.</text:span></text:p>
      <text:p text:style-name="P5"/>
      <text:p text:style-name="P8">Loravia has a population of 20 million. If 15 percent of those are attending school, that would mean about 3 million are currently students. It also has 500 students per school, so that means about 6000 schools. Country C has 800 childen per school, so that mean for Loravia to have 800 per school, we would require 3750 school. So, that means the reduction of 2200 schools. <text:span text:style-name="T4">That would mean about 36% of the schools would have to be shut down.</text:span></text:p>
      <text:p text:style-name="P9">In my opinion the closing of so many schools is not necessary, since we have only looked at quantity here and not quality. Furthermore, the schools may have been chosen because of their proximity to the student’s home and the closing down of such a large number of schools <text:s/>would mean the commute for the student increasing and this could also lead to a large number of drop-outs, particularly from families that are not well-off and need working members. If a closing down is absolutely necessary, perhaps, 15% would be better that such a drastic change as 36%.</text:p>
      <text:p text:style-name="P9"/>
      <text:p text:style-name="P9"/>
      <text:p text:style-name="P9"/>
      <text:p text:style-name="P6">Based on the issues and information discussed so far, what further issues would you want to investigate as part of the diagnostic of the current education system in Loravia?</text:p>
      <text:p text:style-name="P6"/>
      <text:p text:style-name="P10">As <text:span text:style-name="T6">discussed in Qn.1,we need to keep check on the quality of the education provided to the students.We also have to keep in mind about the measures taken by the teachers to asses the students. The assessment needs to be standardised and improvised every 5 years on the basis of quality of teachers as well as the students and modernising the standards as per need. Giving attention to student according to their need is one of the factor that adds up to the quality of the eduaction. This means giving attention to student who actually needs to be taken care of by giving more to them or by handling them in a different way. Keeping a check if the above mentioned points are taken into consideration or not.</text:span></text:p>
      <text:p text:style-name="P10"><text:span text:style-name="T6">Providing right education environment can also be a factor. Increasing parent teacher interacting for <text:s/>taking required measure for the student checking on the number of PTM’s held in a year and </text:span><text:soft-page-break/><text:span text:style-name="T6">making right choice in choosing and discussing the interest feild of students is also something that can be thought about. </text:span></text:p>
      <text:p text:style-name="P11">Type of tests taken in a year and their frequency can also be measured. Taking feedbacks from students as well as parents regarding the school facilities can help boost productivity. </text:p>
      <text:p text:style-name="P11">Number of competitions and degree of interaction among schools can be taken as a feature.</text:p>
      <text:p text:style-name="P11">Extra curricular activities provided by the school to the students can be quantified as well.</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2:52:47.177485048</meta:creation-date>
    <dc:date>2019-12-16T14:50:47.978715708</dc:date>
    <meta:editing-duration>PT26M1S</meta:editing-duration>
    <meta:editing-cycles>5</meta:editing-cycles>
    <meta:generator>LibreOffice/6.0.7.3$Linux_X86_64 LibreOffice_project/00m0$Build-3</meta:generator>
    <meta:document-statistic meta:table-count="0" meta:image-count="0" meta:object-count="0" meta:page-count="3" meta:paragraph-count="19" meta:word-count="1491" meta:character-count="8817" meta:non-whitespace-character-count="7334"/>
  </office:meta>
</office:document-meta>
</file>